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170" officeooo:paragraph-rsid="00111170"/>
    </style:style>
    <style:style style:name="P2" style:family="paragraph" style:parent-style-name="Standard">
      <style:text-properties officeooo:rsid="0012b175" officeooo:paragraph-rsid="0012b175"/>
    </style:style>
    <style:style style:name="P3" style:family="paragraph" style:parent-style-name="Standard">
      <style:text-properties officeooo:rsid="00136cd2" officeooo:paragraph-rsid="00136cd2"/>
    </style:style>
    <style:style style:name="T1" style:family="text">
      <style:text-properties officeooo:rsid="0012b1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کسری خلفی </text:p>
      <text:p text:style-name="P1"/>
      <text:p text:style-name="P1">9523038</text:p>
      <text:p text:style-name="P1"/>
      <text:p text:style-name="P1">گزارش کار برنامه سازی بیشرفته استاد جهانشاهی</text:p>
      <text:p text:style-name="P1"/>
      <text:p text:style-name="P3"/>
      <text:p text:style-name="P1">سوال یک الف</text:p>
      <text:p text:style-name="P1">از ارایه ی دو بعدی داینامیک کمک میگیریم و میاییم سطر و ستون هارا چک میکنیم که اخری نباشد اگر بود که باید همان سطر یا ستون را تا اخر ادامه بدهیم ولی اگر نبود میاییم ابتدا اختلاف راست و بایین را حساب میکنیم و هر کدام کمتر بود <text:s/>ان مسیر را میرویم <text:span text:style-name="T1">ا</text:span> ترتیب که سطر یا ستون رفته را جمع میکنیم با یک</text:p>
      <text:p text:style-name="P2">برای نمایش هم ابتدا همه را با منفی بر میکنیم و میگوییم وقتی مسیری را رفتی در ان ارایه علامت مثبت را بریز و وقتی به انتهای خط رسیدیم ارایه های بر شده را چاب میکنیم</text:p>
      <text:p text:style-name="P2"/>
      <text:p text:style-name="P2">یک ب</text:p>
      <text:p text:style-name="P2">دقیقا مثل بالاست با این تفاوت که میایم چک میکنیم که راستی و بایینی یا راستی و بایینی کدام اختلاف مقدار کمتری دارند بس از مشخص شدن ارایه های سطر و یا ستون را یکی جمع میکنیم و همچنین برای مسیر هم که دوباره مثل بالا بر میکنیم و این سوال همان سوال الف است از لحاظ الگوریتمی با کمی سختی بیشتر!!</text:p>
      <text:p text:style-name="P2"/>
      <text:p text:style-name="P2"/>
      <text:p text:style-name="P2">سوال 2</text:p>
      <text:p text:style-name="P3">برای حل این سوال هم دوتا کلاس تعریف میکنیم که در یکی وکتور میسازیم و در دیگری از ارایه استفاده میکنیم سبس از ممبر فانکشن که درتلگرام فرستاده شد استفاده میکنیم!!</text:p>
      <text:p text:style-name="P3"/>
      <text:p text:style-name="P3"/>
      <text:p text:style-name="P3">سوال 3</text:p>
      <text:p text:style-name="P3">ابتدا از فایل مقادیر داده شده را میخوانیم و مقدار را بر 28 که برابر هر سطر است تقسیم میکنیم که برابر یک ارایه شود و هر یک از این مقادیر را داخل یک ارایه میریزیم و مقادیر این ارایه هارا باهم چک میکنیم و میریزیم داخل یک ارایه ی موقت دیگر که از ان تعداد ارایه های غیر همنام را میخوانیم و یادداشت میکنیم توضیحات کامل در کد کامنت شده است :)</text:p>
      <text:p text:style-name="P3"/>
      <text:p text:style-name="P3"/>
      <text:p text:style-name="P3"/>
      <text:p text:style-name="P3">فرانت اند</text:p>
      <text:p text:style-name="P3">از باکس های گفته شده استفادع میکنیم بدین ترتیب که یک باکس راستی داریم و یک چبی که چبی خودش مجموع چند تا باکس است و هاور کردیم این چبی هارا همچنین سرچ باتن و سابمیت باتن برای ارسال بیام اضافه کردیم و <text:s/>همچنین مودال هم اضافه کردیم برای ستین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1:42:15.436624511</meta:creation-date>
    <dc:date>2019-03-09T22:13:10.077334625</dc:date>
    <meta:editing-duration>PT8M54S</meta:editing-duration>
    <meta:editing-cycles>1</meta:editing-cycles>
    <meta:document-statistic meta:table-count="0" meta:image-count="0" meta:object-count="0" meta:page-count="1" meta:paragraph-count="14" meta:word-count="338" meta:character-count="1571" meta:non-whitespace-character-count="1244"/>
    <meta:generator>LibreOffice/5.1.6.2$Linux_X86_64 LibreOffice_project/10m0$Build-2</meta:generator>
  </office:meta>
</office:document-meta>
</file>